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tyle="italic" officeooo:rsid="0034e079" officeooo:paragraph-rsid="0034e079" style:font-style-asian="italic" style:font-style-complex="italic"/>
    </style:style>
    <style:style style:name="P3" style:family="paragraph" style:parent-style-name="Standard">
      <style:text-properties style:font-name="Liberation Serif" fo:font-size="14pt" officeooo:rsid="001b8bed" officeooo:paragraph-rsid="001bffb7" style:font-size-asian="14pt" style:font-size-complex="14pt"/>
    </style:style>
    <style:style style:name="P4" style:family="paragraph" style:parent-style-name="Standard">
      <style:text-properties style:font-name="Liberation Serif" fo:font-size="14pt" style:text-underline-style="solid" style:text-underline-width="auto" style:text-underline-color="font-color" officeooo:rsid="027b6094" officeooo:paragraph-rsid="027b6094" style:font-size-asian="14pt" style:font-size-complex="14pt"/>
    </style:style>
    <style:style style:name="P5" style:family="paragraph" style:parent-style-name="Standard">
      <style:text-properties style:font-name="Liberation Serif" fo:font-size="14pt" fo:font-style="normal" officeooo:rsid="025f9796" officeooo:paragraph-rsid="018fcd5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fo:font-style="italic" officeooo:rsid="0034e079" officeooo:paragraph-rsid="0034e079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12118c1" officeooo:paragraph-rsid="02784aa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officeooo:rsid="02784aa6" officeooo:paragraph-rsid="028097ca" style:font-size-asian="20pt" style:font-size-complex="20pt"/>
    </style:style>
    <style:style style:name="P9" style:family="paragraph" style:parent-style-name="Standard">
      <style:text-properties fo:font-size="14pt" officeooo:rsid="00185181" officeooo:paragraph-rsid="02797660" style:font-size-asian="14pt" style:font-size-complex="14pt"/>
    </style:style>
    <style:style style:name="P10" style:family="paragraph" style:parent-style-name="Standard">
      <style:text-properties fo:font-size="14pt" officeooo:rsid="027b6094" officeooo:paragraph-rsid="027b6094" style:font-size-asian="14pt" style:font-size-complex="14pt"/>
    </style:style>
    <style:style style:name="P11" style:family="paragraph" style:parent-style-name="Standard">
      <style:text-properties fo:font-size="14pt" officeooo:rsid="027b6094" officeooo:paragraph-rsid="027f132e" style:font-size-asian="14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2797660" officeooo:paragraph-rsid="02797660" style:font-size-asian="14pt" style:font-size-complex="14pt"/>
    </style:style>
    <style:style style:name="P13" style:family="paragraph" style:parent-style-name="Standard" style:list-style-name="L1">
      <style:text-properties fo:font-size="14pt" officeooo:rsid="00185181" officeooo:paragraph-rsid="01934879" style:font-size-asian="14pt" style:font-size-complex="14pt"/>
    </style:style>
    <style:style style:name="P14" style:family="paragraph" style:parent-style-name="Standard" style:list-style-name="L1">
      <style:text-properties fo:font-size="14pt" officeooo:rsid="00185181" officeooo:paragraph-rsid="02797660" style:font-size-asian="14pt" style:font-size-complex="14pt"/>
    </style:style>
    <style:style style:name="P15" style:family="paragraph" style:parent-style-name="Standard" style:list-style-name="L1">
      <style:text-properties fo:font-size="14pt" officeooo:rsid="00185181" officeooo:paragraph-rsid="018fcd5e" style:font-size-asian="14pt" style:font-size-complex="14pt"/>
    </style:style>
    <style:style style:name="P16" style:family="paragraph" style:parent-style-name="Standard" style:list-style-name="L1">
      <style:text-properties fo:font-size="14pt" officeooo:rsid="027b6094" officeooo:paragraph-rsid="027b6094" style:font-size-asian="14pt" style:font-size-complex="14pt"/>
    </style:style>
    <style:style style:name="P17" style:family="paragraph" style:parent-style-name="Standard" style:list-style-name="L1">
      <style:text-properties fo:font-size="14pt" officeooo:rsid="027b6094" officeooo:paragraph-rsid="0289eab0" style:font-size-asian="14pt" style:font-size-complex="14pt"/>
    </style:style>
    <style:style style:name="P18" style:family="paragraph" style:parent-style-name="Standard" style:list-style-name="L1">
      <style:text-properties fo:font-size="14pt" officeooo:rsid="0282807a" officeooo:paragraph-rsid="0282807a" style:font-size-asian="14pt" style:font-size-complex="14pt"/>
    </style:style>
    <style:style style:name="P19" style:family="paragraph" style:parent-style-name="Standard" style:list-style-name="L1">
      <style:text-properties fo:font-size="14pt" officeooo:rsid="001a3f46" officeooo:paragraph-rsid="01910128" style:font-size-asian="14pt" style:font-size-complex="14pt"/>
    </style:style>
    <style:style style:name="P20" style:family="paragraph" style:parent-style-name="Standard" style:list-style-name="L1">
      <style:text-properties fo:font-size="14pt" officeooo:rsid="02881268" officeooo:paragraph-rsid="02881268" style:font-size-asian="14pt" style:font-size-complex="14pt"/>
    </style:style>
    <style:style style:name="P21" style:family="paragraph" style:parent-style-name="Standard" style:list-style-name="L1">
      <style:text-properties fo:font-size="14pt" officeooo:rsid="028b3d14" officeooo:paragraph-rsid="028b3d14" style:font-size-asian="14pt" style:font-size-complex="14pt"/>
    </style:style>
    <style:style style:name="P22" style:family="paragraph" style:parent-style-name="Standard" style:list-style-name="L1">
      <style:text-properties fo:font-size="14pt" officeooo:rsid="028d681c" officeooo:paragraph-rsid="028d681c" style:font-size-asian="14pt" style:font-size-complex="14pt"/>
    </style:style>
    <style:style style:name="P23" style:family="paragraph" style:parent-style-name="Standard" style:list-style-name="L1">
      <style:text-properties fo:font-size="14pt" officeooo:rsid="028d0b15" officeooo:paragraph-rsid="028d0b15" style:font-size-asian="14pt" style:font-size-complex="14pt"/>
    </style:style>
    <style:style style:name="P24" style:family="paragraph" style:parent-style-name="Standard" style:list-style-name="L1">
      <style:text-properties fo:font-size="14pt" officeooo:rsid="028dc1f9" officeooo:paragraph-rsid="028dc1f9" style:font-size-asian="14pt" style:font-size-complex="14pt"/>
    </style:style>
    <style:style style:name="P25" style:family="paragraph" style:parent-style-name="Standard" style:list-style-name="L1">
      <style:text-properties fo:font-size="14pt" officeooo:rsid="028f4dba" officeooo:paragraph-rsid="028f4dba" style:font-size-asian="14pt" style:font-size-complex="14pt"/>
    </style:style>
    <style:style style:name="P26" style:family="paragraph" style:parent-style-name="Standard" style:list-style-name="L2">
      <style:text-properties officeooo:paragraph-rsid="027f1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7f132e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12118c1" style:font-weight-asian="bold" style:font-weight-complex="bold"/>
    </style:style>
    <style:style style:name="T5" style:family="text">
      <style:text-properties style:font-name="Liberation Serif" fo:font-weight="bold" officeooo:rsid="028097c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b3faa2" style:font-weight-asian="normal" style:font-weight-complex="normal"/>
    </style:style>
    <style:style style:name="T8" style:family="text">
      <style:text-properties officeooo:rsid="01903a66"/>
    </style:style>
    <style:style style:name="T9" style:family="text">
      <style:text-properties officeooo:rsid="01910128"/>
    </style:style>
    <style:style style:name="T10" style:family="text">
      <style:text-properties officeooo:rsid="0018fb74"/>
    </style:style>
    <style:style style:name="T11" style:family="text">
      <style:text-properties officeooo:rsid="02797660"/>
    </style:style>
    <style:style style:name="T12" style:family="text">
      <style:text-properties officeooo:rsid="027bd8d2"/>
    </style:style>
    <style:style style:name="T13" style:family="text">
      <style:text-properties officeooo:rsid="027d870f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27b6094" style:font-size-asian="14pt" style:font-size-complex="14pt"/>
    </style:style>
    <style:style style:name="T16" style:family="text">
      <style:text-properties fo:font-size="14pt" officeooo:rsid="012090b2" style:font-size-asian="14pt" style:font-size-complex="14pt"/>
    </style:style>
    <style:style style:name="T17" style:family="text">
      <style:text-properties fo:font-size="14pt" officeooo:rsid="007f3153" style:font-size-asian="14pt" style:font-size-complex="14pt"/>
    </style:style>
    <style:style style:name="T18" style:family="text">
      <style:text-properties fo:font-size="14pt" officeooo:rsid="027edac4" style:font-size-asian="14pt" style:font-size-complex="14pt"/>
    </style:style>
    <style:style style:name="T19" style:family="text">
      <style:text-properties fo:font-size="14pt" officeooo:rsid="027f132e" style:font-size-asian="14pt" style:font-size-complex="14pt"/>
    </style:style>
    <style:style style:name="T20" style:family="text">
      <style:text-properties fo:font-size="14pt" officeooo:rsid="027f23ba" style:font-size-asian="14pt" style:font-size-complex="14pt"/>
    </style:style>
    <style:style style:name="T21" style:family="text">
      <style:text-properties fo:font-size="14pt" officeooo:rsid="028965d3" style:font-size-asian="14pt" style:font-size-complex="14pt"/>
    </style:style>
    <style:style style:name="T22" style:family="text">
      <style:text-properties fo:font-size="14pt" officeooo:rsid="0289eab0" style:font-size-asian="14pt" style:font-size-complex="14pt"/>
    </style:style>
    <style:style style:name="T23" style:family="text">
      <style:text-properties officeooo:rsid="027e2a54"/>
    </style:style>
    <style:style style:name="T24" style:family="text">
      <style:text-properties officeooo:rsid="027edac4"/>
    </style:style>
    <style:style style:name="T25" style:family="text">
      <style:text-properties officeooo:rsid="0289ae7e"/>
    </style:style>
    <style:style style:name="T26" style:family="text">
      <style:text-properties officeooo:rsid="0289ea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<text:span text:style-name="T4">M</text:span><text:span text:style-name="T3">atériel nécessaire </text:span></text:p>
      <text:p text:style-name="P8"><text:span text:style-name="T3">pour l</text:span><text:span text:style-name="T5">a « partie informatique » du</text:span><text:span text:style-name="T3"> cross 2022</text:span></text:p>
      <text:p text:style-name="P3"/>
      <text:p text:style-name="P3"/>
      <text:p text:style-name="P4">Matériel sollicité auprès du collège :</text:p>
      <text:list xml:id="list2647726577" text:style-name="L1">
        <text:list-item>
          <text:p text:style-name="P13"><text:span text:style-name="T11">Deux</text:span> ordinateur<text:span text:style-name="T11">s portables (ceux de l’ULIS ont très bien convenu l’an passé).</text:span></text:p>
        </text:list-item>
        <text:list-item>
          <text:p text:style-name="P14"><text:span text:style-name="T11">L’</text:span><text:span text:style-name="T10">imprimante </text:span><text:span text:style-name="T11">de la salle 116 car j’ai déjà son pilote </text:span><text:span text:style-name="T24">installé</text:span><text:span text:style-name="T11">.</text:span></text:p>
        </text:list-item>
        <text:list-item>
          <text:p text:style-name="P14"><text:span text:style-name="T11">Une cartouche pour l’imprimante de la salle 116 (je ne l’utiliserai probablement pas sauf si panne de toner sur place). J’ai très peu à imprimer sur place (dossards de dernière minute, perdus, … + résultats) </text:span><text:span text:style-name="T23">mais il ne faut pas que je tombe en panne</text:span><text:span text:style-name="T11">.</text:span></text:p>
        </text:list-item>
        <text:list-item>
          <text:p text:style-name="P16">Une rallonge <text:span text:style-name="T26">électrique</text:span> 20-25 m.</text:p>
        </text:list-item>
        <text:list-item>
          <text:p text:style-name="P17">Une multiprise <text:span text:style-name="T26">électrique </text:span>(x5),</text:p>
        </text:list-item>
        <text:list-item>
          <text:p text:style-name="P17"><text:span text:style-name="T23">U</text:span>ne multiprise <text:span text:style-name="T26">électrique</text:span>(x3),</text:p>
        </text:list-item>
        <text:list-item>
          <text:p text:style-name="P18">Un cable <text:span text:style-name="T25">VGA 1m</text:span> (court) pour relier un ordinateur de l’ULIS à la TV.</text:p>
        </text:list-item>
        <text:list-item>
          <text:p text:style-name="P16">Grande TV de l’établissement qui sera <text:span text:style-name="T23">mise </text:span>à l’abri <text:span text:style-name="T26">de la pluie </text:span>dans le véhicule de M Gutzwiller, <text:span text:style-name="T23">derrière des barrières,</text:span> comme l’an dernier.</text:p>
        </text:list-item>
      </text:list>
      <text:p text:style-name="P9"/>
      <text:p text:style-name="P9"/>
      <text:p text:style-name="P10">Hormis la TV qui sera bien mieux transportée en sécurité par M Gutzwiller, <text:span text:style-name="T1">je souhaiterais récupérer ce matériel la veille (le mardi), vers 10H</text:span>.</text:p>
      <text:p text:style-name="P10"/>
      <text:p text:style-name="P11">Je rapporterai ce matériel au collège <text:span text:style-name="T2">avant</text:span><text:span text:style-name="T1"> midi le jour du cross</text:span> :</text:p>
      <text:list xml:id="list2942735975" text:style-name="L2">
        <text:list-item>
          <text:p text:style-name="P26"><text:span text:style-name="T18">petit matériel à l’intendance </text:span><text:span text:style-name="T20">(rallonge, multiprises)</text:span><text:span text:style-name="T18">,</text:span></text:p>
        </text:list-item>
        <text:list-item>
          <text:p text:style-name="P26"><text:span text:style-name="T19">je </text:span><text:span text:style-name="T15">rebrancherai l’imprimante en salle 116 pour qu’elle soit fonctionnelle pour les enseignements du jeudi.</text:span></text:p>
        </text:list-item>
        <text:list-item>
          <text:p text:style-name="P26"><text:span text:style-name="T19">je</text:span><text:span text:style-name="T18"> rendrai les ordinateurs portable</text:span><text:span text:style-name="T22">s</text:span><text:span text:style-name="T18"> aux professeurs de l’ULIS en main propre </text:span><text:span text:style-name="T22">pour qu’ils les rangent dans leur placard.</text:span></text:p>
        </text:list-item>
      </text:list>
      <text:p text:style-name="P9"/>
      <text:p text:style-name="P9"/>
      <text:p text:style-name="P12">Ce que j’amènerai personnellement :</text:p>
      <text:list xml:id="list182520524288756" text:continue-list="list2647726577" text:style-name="L1">
        <text:list-item>
          <text:p text:style-name="P16">Mon ordinateur portable.</text:p>
        </text:list-item>
        <text:list-item>
          <text:p text:style-name="P16"><text:span text:style-name="T13">Mon</text:span> écran d’ordinateur.</text:p>
        </text:list-item>
        <text:list-item>
          <text:p text:style-name="P19"><text:span text:style-name="T8">Une c</text:span>lé USB.</text:p>
        </text:list-item>
        <text:list-item>
          <text:p text:style-name="P20">Une webcam.</text:p>
        </text:list-item>
        <text:list-item>
          <text:p text:style-name="P15"><text:span text:style-name="T13">Un</text:span> <text:span text:style-name="T13">smartphone</text:span><text:span text:style-name="T9"> </text:span><text:span text:style-name="T13">et une</text:span><text:span text:style-name="T9"> </text:span>tablette (+ <text:span text:style-name="T8">un </text:span><text:span text:style-name="T11">ou deux</text:span><text:span text:style-name="T8"> en </text:span>secours <text:span text:style-name="T12">amenées par des collègues</text:span>)</text:p>
        </text:list-item>
        <text:list-item>
          <text:p text:style-name="P16"><text:span text:style-name="T7">U</text:span><text:span text:style-name="T6">ne rallonge 25m.</text:span></text:p>
        </text:list-item>
        <text:list-item>
          <text:p text:style-name="P15">1 borne wifi.</text:p>
        </text:list-item>
        <text:list-item>
          <text:p text:style-name="P21">Une souris (plus pratique que le trackpad avec des gants).</text:p>
        </text:list-item>
        <text:list-item>
          <text:p text:style-name="P22">Perche de Gutz pour camera.</text:p>
        </text:list-item>
        <text:list-item>
          <text:p text:style-name="P22">Rallonge 25 m</text:p>
        </text:list-item>
        <text:list-item>
          <text:p text:style-name="P22">Chargeurs divers micro USB + USB-C</text:p>
        </text:list-item>
        <text:list-item>
          <text:p text:style-name="P23">2 casques de bricolage.</text:p>
        </text:list-item>
        <text:list-item>
          <text:p text:style-name="P24">Paire de ciseaux + scotch</text:p>
        </text:list-item>
        <text:list-item>
          <text:p text:style-name="P25">Enceinte bluetooth.</text:p>
        </text:list-item>
      </text:list>
      <text:p text:style-name="P5"/>
      <text:p text:style-name="P6"/>
      <text:p text:style-name="P2"><text:soft-page-break/><text:span text:style-name="T14">Olivier Lacroix, </text:span><text:a xlink:type="simple" xlink:href="mailto:olacroix@ac-montpellier.fr" text:style-name="Internet_20_link" text:visited-style-name="Visited_20_Internet_20_Link"><text:span text:style-name="T14">olacroix@ac-montpellier.fr</text:span></text:a><text:span text:style-name="T14">, le </text:span><text:span text:style-name="T21">20</text:span><text:span text:style-name="T14">/</text:span><text:span text:style-name="T16">0</text:span><text:span text:style-name="T15">9</text:span><text:span text:style-name="T14">/20</text:span><text:span text:style-name="T17">2</text:span><text:span text:style-name="T16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cm" fo:margin-top="0.423cm" fo:margin-bottom="0.212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ing_20_1" style:display-name="Heading 1" style:family="paragraph" style:parent-style-name="Heading" style:default-outline-level="1" style:list-style-name="" style:class="text">
      <style:paragraph-properties fo:text-align="center" style:justify-single-word="false">
        <style:drop-cap/>
      </style:paragraph-properties>
      <style:text-properties fo:font-size="16pt" fo:font-weight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/>
    <style:style style:name="Heading_20_2" style:display-name="Heading 2" style:family="paragraph" style:parent-style-name="Heading" style:class="text" style:master-page-name="">
      <style:paragraph-properties fo:margin-top="0cm" fo:margin-bottom="0cm" style:contextual-spacing="false" style:page-number="auto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3" style:display-name="Heading 3" style:family="paragraph" style:parent-style-name="Heading" style:class="text">
      <style:paragraph-properties fo:margin-top="0cm" fo:margin-bottom="0cm" style:contextual-spacing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Contents_20_2" style:display-name="Contents 2" style:family="paragraph" style:parent-style-name="Index" style:class="index"/>
    <style:style style:name="Heading_20_4" style:display-name="Heading 4" style:family="paragraph" style:parent-style-name="Heading" style:class="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5" style:display-name="Heading 5" style:family="paragraph" style:parent-style-name="Heading" style:class="text">
      <style:paragraph-properties fo:margin-top="0cm" fo:margin-bottom="0cm" style:contextual-spacing="false"/>
      <style:text-properties style:font-name="Liberation Serif2" fo:font-family="'Liberation Serif'" style:font-style-name="Normal" style:font-family-generic="roman" style:font-pitch="variable" fo:font-size="12pt"/>
    </style:style>
    <style:style style:name="Heading_20_6" style:display-name="Heading 6" style:family="paragraph" style:parent-style-name="Heading" style:class="text">
      <style:paragraph-properties fo:margin-left="1cm" fo:margin-right="0cm" fo:margin-top="0cm" fo:margin-bottom="0cm" style:contextual-spacing="false" fo:text-indent="0cm" style:auto-text-indent="false"/>
      <style:text-properties style:font-name="Liberation Serif2" fo:font-family="'Liberation Serif'" style:font-style-name="Normal" style:font-family-generic="roman" style:font-pitch="variable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99cm" fo:margin-left="1.318cm" fo:margin-right="1.2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. Lacroix</meta:initial-creator>
    <meta:creation-date>2016-10-23T16:03:42.232990000</meta:creation-date>
    <dc:date>2022-10-15T18:25:19.504000000</dc:date>
    <meta:editing-duration>P1DT8H13M17S</meta:editing-duration>
    <meta:editing-cycles>575</meta:editing-cycles>
    <meta:generator>LibreOffice/7.3.5.2$Windows_X86_64 LibreOffice_project/184fe81b8c8c30d8b5082578aee2fed2ea847c01</meta:generator>
    <dc:creator>Olivier Lacroix</dc:creator>
    <meta:document-statistic meta:table-count="0" meta:image-count="0" meta:object-count="0" meta:page-count="2" meta:paragraph-count="33" meta:word-count="317" meta:character-count="1789" meta:non-whitespace-character-count="1529"/>
  </office:meta>
</office:document-meta>
</file>